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REFCODE</text:p>
          </table:table-cell>
          <table:table-cell/>
          <table:table-cell office:value-type="string" calcext:value-type="string">
            <text:p>missing reason</text:p>
          </table:table-cell>
          <table:table-cell office:value-type="string" calcext:value-type="string">
            <text:p>missing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4030.cif</text:p>
          </table:table-cell>
          <table:table-cell office:value-type="float" office:value="1004030" calcext:value-type="float">
            <text:p>1004030</text:p>
          </table:table-cell>
          <table:table-cell office:value-type="string" calcext:value-type="string">
            <text:p>RURZ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18380.cif</text:p>
          </table:table-cell>
          <table:table-cell office:value-type="float" office:value="1018380" calcext:value-type="float">
            <text:p>1018380</text:p>
          </table:table-cell>
          <table:table-cell office:value-type="string" calcext:value-type="string">
            <text:p>FOMLUQ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22375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05313.cif</text:p>
          </table:table-cell>
          <table:table-cell office:value-type="float" office:value="1405313" calcext:value-type="float">
            <text:p>1405313</text:p>
          </table:table-cell>
          <table:table-cell office:value-type="string" calcext:value-type="string">
            <text:p>QUFYI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05314.cif</text:p>
          </table:table-cell>
          <table:table-cell office:value-type="float" office:value="1405314" calcext:value-type="float">
            <text:p>1405314</text:p>
          </table:table-cell>
          <table:table-cell office:value-type="string" calcext:value-type="string">
            <text:p>QUFYO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81844.cif</text:p>
          </table:table-cell>
          <table:table-cell office:value-type="float" office:value="1481844" calcext:value-type="float">
            <text:p>1481844</text:p>
          </table:table-cell>
          <table:table-cell office:value-type="string" calcext:value-type="string">
            <text:p>IYEMA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7334.cif</text:p>
          </table:table-cell>
          <table:table-cell office:value-type="float" office:value="277334" calcext:value-type="float">
            <text:p>277334</text:p>
          </table:table-cell>
          <table:table-cell office:value-type="string" calcext:value-type="string">
            <text:p>LELJ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17929.cif</text:p>
          </table:table-cell>
          <table:table-cell office:value-type="float" office:value="717929" calcext:value-type="float">
            <text:p>717929</text:p>
          </table:table-cell>
          <table:table-cell office:value-type="string" calcext:value-type="string">
            <text:p>GUMCI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0653.cif</text:p>
          </table:table-cell>
          <table:table-cell office:value-type="float" office:value="760653" calcext:value-type="float">
            <text:p>760653</text:p>
          </table:table-cell>
          <table:table-cell office:value-type="string" calcext:value-type="string">
            <text:p>FUY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78897.cif</text:p>
          </table:table-cell>
          <table:table-cell office:value-type="float" office:value="778897" calcext:value-type="float">
            <text:p>778897</text:p>
          </table:table-cell>
          <table:table-cell office:value-type="string" calcext:value-type="string">
            <text:p>OJIT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62527.cif</text:p>
          </table:table-cell>
          <table:table-cell office:value-type="float" office:value="862527" calcext:value-type="float">
            <text:p>862527</text:p>
          </table:table-cell>
          <table:table-cell office:value-type="string" calcext:value-type="string">
            <text:p>KATJ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47541.cif</text:p>
          </table:table-cell>
          <table:table-cell office:value-type="float" office:value="947541" calcext:value-type="float">
            <text:p>947541</text:p>
          </table:table-cell>
          <table:table-cell office:value-type="string" calcext:value-type="string">
            <text:p>VOFRO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80837.cif</text:p>
          </table:table-cell>
          <table:table-cell office:value-type="float" office:value="980837" calcext:value-type="float">
            <text:p>980837</text:p>
          </table:table-cell>
          <table:table-cell office:value-type="string" calcext:value-type="string">
            <text:p>HIWHO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80837_new.cif</text:p>
          </table:table-cell>
          <table:table-cell office:value-type="float" office:value="980837" calcext:value-type="float">
            <text:p>980837</text:p>
          </table:table-cell>
          <table:table-cell office:value-type="string" calcext:value-type="string">
            <text:p>HIWHO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91217.cif</text:p>
          </table:table-cell>
          <table:table-cell office:value-type="float" office:value="991217" calcext:value-type="float">
            <text:p>991217</text:p>
          </table:table-cell>
          <table:table-cell office:value-type="string" calcext:value-type="string">
            <text:p>PUDXES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1a.cif</text:p>
          </table:table-cell>
          <table:table-cell office:value-type="float" office:value="650286" calcext:value-type="float">
            <text:p>650286</text:p>
          </table:table-cell>
          <table:table-cell office:value-type="string" calcext:value-type="string">
            <text:p>LODFEQ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1b.cif</text:p>
          </table:table-cell>
          <table:table-cell office:value-type="float" office:value="680551" calcext:value-type="float">
            <text:p>680551</text:p>
          </table:table-cell>
          <table:table-cell office:value-type="string" calcext:value-type="string">
            <text:p>LOJMIH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2a.cif</text:p>
          </table:table-cell>
          <table:table-cell office:value-type="float" office:value="661900" calcext:value-type="float">
            <text:p>661900</text:p>
          </table:table-cell>
          <table:table-cell office:value-type="string" calcext:value-type="string">
            <text:p>UJEPA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2b.cif</text:p>
          </table:table-cell>
          <table:table-cell office:value-type="float" office:value="779155" calcext:value-type="float">
            <text:p>779155</text:p>
          </table:table-cell>
          <table:table-cell office:value-type="string" calcext:value-type="string">
            <text:p>UJEPEF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DMFM</text:p>
          </table:table-cell>
          <table:table-cell table:number-columns-repeated="3"/>
          <table:table-cell office:value-type="string" calcext:value-type="string">
            <text:p>autho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JOHUD.cif</text:p>
          </table:table-cell>
          <table:table-cell office:value-type="float" office:value="745245" calcext:value-type="float">
            <text:p>745245</text:p>
          </table:table-cell>
          <table:table-cell office:value-type="string" calcext:value-type="string">
            <text:p>AJOHUD</text:p>
          </table:table-cell>
          <table:table-cell/>
          <table:table-cell office:value-type="string" calcext:value-type="string">
            <text:p>autho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JOJAL.cif</text:p>
          </table:table-cell>
          <table:table-cell office:value-type="float" office:value="745246" calcext:value-type="float">
            <text:p>745246</text:p>
          </table:table-cell>
          <table:table-cell office:value-type="string" calcext:value-type="string">
            <text:p>AJOJAL</text:p>
          </table:table-cell>
          <table:table-cell/>
          <table:table-cell office:value-type="string" calcext:value-type="string">
            <text:p>autho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VUP.cif</text:p>
          </table:table-cell>
          <table:table-cell office:value-type="float" office:value="883369" calcext:value-type="float">
            <text:p>883369</text:p>
          </table:table-cell>
          <table:table-cell office:value-type="string" calcext:value-type="string">
            <text:p>BATVUP</text:p>
          </table:table-cell>
          <table:table-cell/>
          <table:table-cell office:value-type="string" calcext:value-type="string">
            <text:p>autho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4cc08883b2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5cc05181a2.cif</text:p>
          </table:table-cell>
          <table:table-cell office:value-type="float" office:value="1004030" calcext:value-type="float">
            <text:p>1004030</text:p>
          </table:table-cell>
          <table:table-cell office:value-type="string" calcext:value-type="string">
            <text:p>RURZ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HOR00.cif</text:p>
          </table:table-cell>
          <table:table-cell office:value-type="float" office:value="1511860" calcext:value-type="float">
            <text:p>1511860</text:p>
          </table:table-cell>
          <table:table-cell office:value-type="string" calcext:value-type="string">
            <text:p>CANH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B5.cif</text:p>
          </table:table-cell>
          <table:table-cell office:value-type="float" office:value="760652" calcext:value-type="float">
            <text:p>760652</text:p>
          </table:table-cell>
          <table:table-cell office:value-type="string" calcext:value-type="string">
            <text:p>FUYH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B6.cif</text:p>
          </table:table-cell>
          <table:table-cell office:value-type="float" office:value="883369" calcext:value-type="float">
            <text:p>883369</text:p>
          </table:table-cell>
          <table:table-cell office:value-type="string" calcext:value-type="string">
            <text:p>BATV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B7.cif</text:p>
          </table:table-cell>
          <table:table-cell office:value-type="float" office:value="760653" calcext:value-type="float">
            <text:p>760653</text:p>
          </table:table-cell>
          <table:table-cell office:value-type="string" calcext:value-type="string">
            <text:p>FUY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10.cif</text:p>
          </table:table-cell>
          <table:table-cell office:value-type="float" office:value="867152" calcext:value-type="float">
            <text:p>867152</text:p>
          </table:table-cell>
          <table:table-cell office:value-type="string" calcext:value-type="string">
            <text:p>GANDU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12.cif</text:p>
          </table:table-cell>
          <table:table-cell office:value-type="float" office:value="947543" calcext:value-type="float">
            <text:p>947543</text:p>
          </table:table-cell>
          <table:table-cell office:value-type="string" calcext:value-type="string">
            <text:p>VOFRI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18.cif</text:p>
          </table:table-cell>
          <table:table-cell office:value-type="float" office:value="1481846" calcext:value-type="float">
            <text:p>1481846</text:p>
          </table:table-cell>
          <table:table-cell office:value-type="string" calcext:value-type="string">
            <text:p>IYEMI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1a.cif</text:p>
          </table:table-cell>
          <table:table-cell office:value-type="float" office:value="720848" calcext:value-type="float">
            <text:p>720848</text:p>
          </table:table-cell>
          <table:table-cell office:value-type="string" calcext:value-type="string">
            <text:p>PUDWUH</text:p>
          </table:table-cell>
          <table:table-cell office:value-type="string" calcext:value-type="string">
            <text:p>PUDWUH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1b.cif</text:p>
          </table:table-cell>
          <table:table-cell office:value-type="float" office:value="783008" calcext:value-type="float">
            <text:p>783008</text:p>
          </table:table-cell>
          <table:table-cell office:value-type="string" calcext:value-type="string">
            <text:p>ELALA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1CC4.cif</text:p>
          </table:table-cell>
          <table:table-cell office:value-type="float" office:value="876256" calcext:value-type="float">
            <text:p>876256</text:p>
          </table:table-cell>
          <table:table-cell office:value-type="string" calcext:value-type="string">
            <text:p>LEJPI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1S3Ra.cif</text:p>
          </table:table-cell>
          <table:table-cell office:value-type="float" office:value="793895" calcext:value-type="float">
            <text:p>793895</text:p>
          </table:table-cell>
          <table:table-cell office:value-type="string" calcext:value-type="string">
            <text:p>UTEV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1S3Rb.cif</text:p>
          </table:table-cell>
          <table:table-cell office:value-type="float" office:value="793896" calcext:value-type="float">
            <text:p>793896</text:p>
          </table:table-cell>
          <table:table-cell office:value-type="string" calcext:value-type="string">
            <text:p>UTEVE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1S3Rg.cif</text:p>
          </table:table-cell>
          <table:table-cell office:value-type="float" office:value="793897" calcext:value-type="float">
            <text:p>793897</text:p>
          </table:table-cell>
          <table:table-cell office:value-type="string" calcext:value-type="string">
            <text:p>UTEVI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2a.cif</text:p>
          </table:table-cell>
          <table:table-cell office:value-type="float" office:value="720849" calcext:value-type="float">
            <text:p>720849</text:p>
          </table:table-cell>
          <table:table-cell office:value-type="string" calcext:value-type="string">
            <text:p>PUDXA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3-5a.cif</text:p>
          </table:table-cell>
          <table:table-cell office:value-type="float" office:value="979936" calcext:value-type="float">
            <text:p>979936</text:p>
          </table:table-cell>
          <table:table-cell office:value-type="string" calcext:value-type="string">
            <text:p>MOTWUP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3-5a_del.cif</text:p>
          </table:table-cell>
          <table:table-cell office:value-type="float" office:value="979936" calcext:value-type="float">
            <text:p>979936</text:p>
          </table:table-cell>
          <table:table-cell office:value-type="string" calcext:value-type="string">
            <text:p>MOTWUP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3-5b.cif</text:p>
          </table:table-cell>
          <table:table-cell office:value-type="float" office:value="979933" calcext:value-type="float">
            <text:p>979933</text:p>
          </table:table-cell>
          <table:table-cell office:value-type="string" calcext:value-type="string">
            <text:p>MOTWUP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3-5b_del.cif</text:p>
          </table:table-cell>
          <table:table-cell office:value-type="float" office:value="979933" calcext:value-type="float">
            <text:p>979933</text:p>
          </table:table-cell>
          <table:table-cell office:value-type="string" calcext:value-type="string">
            <text:p>MOTWUP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3-5c.cif</text:p>
          </table:table-cell>
          <table:table-cell office:value-type="float" office:value="979934" calcext:value-type="float">
            <text:p>979934</text:p>
          </table:table-cell>
          <table:table-cell office:value-type="string" calcext:value-type="string">
            <text:p>MOTWUP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3-5c_del.cif</text:p>
          </table:table-cell>
          <table:table-cell office:value-type="float" office:value="979934" calcext:value-type="float">
            <text:p>979934</text:p>
          </table:table-cell>
          <table:table-cell office:value-type="string" calcext:value-type="string">
            <text:p>MOTWUP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3-5d.cif</text:p>
          </table:table-cell>
          <table:table-cell office:value-type="float" office:value="979935" calcext:value-type="float">
            <text:p>979935</text:p>
          </table:table-cell>
          <table:table-cell office:value-type="string" calcext:value-type="string">
            <text:p>MOTWUP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3-5d_del.cif</text:p>
          </table:table-cell>
          <table:table-cell office:value-type="float" office:value="979935" calcext:value-type="float">
            <text:p>979935</text:p>
          </table:table-cell>
          <table:table-cell office:value-type="string" calcext:value-type="string">
            <text:p>MOTWUP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3-5e.cif</text:p>
          </table:table-cell>
          <table:table-cell office:value-type="float" office:value="979932" calcext:value-type="float">
            <text:p>979932</text:p>
          </table:table-cell>
          <table:table-cell office:value-type="string" calcext:value-type="string">
            <text:p>MOTW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3-5e_del.cif</text:p>
          </table:table-cell>
          <table:table-cell office:value-type="float" office:value="979932" calcext:value-type="float">
            <text:p>979932</text:p>
          </table:table-cell>
          <table:table-cell office:value-type="string" calcext:value-type="string">
            <text:p>MOTW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3a.cif</text:p>
          </table:table-cell>
          <table:table-cell office:value-type="float" office:value="720850" calcext:value-type="float">
            <text:p>720850</text:p>
          </table:table-cell>
          <table:table-cell office:value-type="string" calcext:value-type="string">
            <text:p>PUDX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3a_P2.cif</text:p>
          </table:table-cell>
          <table:table-cell office:value-type="float" office:value="979941" calcext:value-type="float">
            <text:p>979941</text:p>
          </table:table-cell>
          <table:table-cell office:value-type="string" calcext:value-type="string">
            <text:p>PUDXES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3b.cif</text:p>
          </table:table-cell>
          <table:table-cell office:value-type="float" office:value="991216" calcext:value-type="float">
            <text:p>991216</text:p>
          </table:table-cell>
          <table:table-cell office:value-type="string" calcext:value-type="string">
            <text:p>PUDXES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3_P1.cif</text:p>
          </table:table-cell>
          <table:table-cell office:value-type="float" office:value="979940" calcext:value-type="float">
            <text:p>979940</text:p>
          </table:table-cell>
          <table:table-cell office:value-type="string" calcext:value-type="string">
            <text:p>MOVBA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4a.cif</text:p>
          </table:table-cell>
          <table:table-cell office:value-type="float" office:value="819686" calcext:value-type="float">
            <text:p>819686</text:p>
          </table:table-cell>
          <table:table-cell office:value-type="string" calcext:value-type="string">
            <text:p>OZEC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4b.cif</text:p>
          </table:table-cell>
          <table:table-cell office:value-type="float" office:value="991218" calcext:value-type="float">
            <text:p>991218</text:p>
          </table:table-cell>
          <table:table-cell office:value-type="string" calcext:value-type="string">
            <text:p>OZECAY03</text:p>
          </table:table-cell>
          <table:table-cell office:value-type="string" calcext:value-type="string">
            <text:p>OZECAY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5.cif</text:p>
          </table:table-cell>
          <table:table-cell office:value-type="float" office:value="814042" calcext:value-type="float">
            <text:p>814042</text:p>
          </table:table-cell>
          <table:table-cell office:value-type="string" calcext:value-type="string">
            <text:p>UTEVO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6.cif</text:p>
          </table:table-cell>
          <table:table-cell office:value-type="float" office:value="821249" calcext:value-type="float">
            <text:p>821249</text:p>
          </table:table-cell>
          <table:table-cell office:value-type="string" calcext:value-type="string">
            <text:p>EXESA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7.cif</text:p>
          </table:table-cell>
          <table:table-cell office:value-type="float" office:value="862527" calcext:value-type="float">
            <text:p>862527</text:p>
          </table:table-cell>
          <table:table-cell office:value-type="string" calcext:value-type="string">
            <text:p>KATJ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8.cif</text:p>
          </table:table-cell>
          <table:table-cell office:value-type="float" office:value="862528" calcext:value-type="float">
            <text:p>862528</text:p>
          </table:table-cell>
          <table:table-cell office:value-type="string" calcext:value-type="string">
            <text:p>KATJE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9.cif</text:p>
          </table:table-cell>
          <table:table-cell office:value-type="float" office:value="867149" calcext:value-type="float">
            <text:p>867149</text:p>
          </table:table-cell>
          <table:table-cell office:value-type="string" calcext:value-type="string">
            <text:p>GANDA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D3.cif</text:p>
          </table:table-cell>
          <table:table-cell office:value-type="float" office:value="131990" calcext:value-type="float">
            <text:p>131990</text:p>
          </table:table-cell>
          <table:table-cell office:value-type="string" calcext:value-type="string">
            <text:p>NUNRIX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1.cif</text:p>
          </table:table-cell>
          <table:table-cell office:value-type="float" office:value="778897" calcext:value-type="float">
            <text:p>778897</text:p>
          </table:table-cell>
          <table:table-cell office:value-type="string" calcext:value-type="string">
            <text:p>OJIT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1_Xe.cif</text:p>
          </table:table-cell>
          <table:table-cell office:value-type="float" office:value="778897" calcext:value-type="float">
            <text:p>778897</text:p>
          </table:table-cell>
          <table:table-cell office:value-type="string" calcext:value-type="string">
            <text:p>OJIT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3.cif</text:p>
          </table:table-cell>
          <table:table-cell office:value-type="float" office:value="935198" calcext:value-type="float">
            <text:p>935198</text:p>
          </table:table-cell>
          <table:table-cell office:value-type="string" calcext:value-type="string">
            <text:p>NOVNA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4.cif</text:p>
          </table:table-cell>
          <table:table-cell office:value-type="float" office:value="1027976" calcext:value-type="float">
            <text:p>1027976</text:p>
          </table:table-cell>
          <table:table-cell office:value-type="string" calcext:value-type="string">
            <text:p>FOQTOW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5.cif</text:p>
          </table:table-cell>
          <table:table-cell office:value-type="float" office:value="1027975" calcext:value-type="float">
            <text:p>1027975</text:p>
          </table:table-cell>
          <table:table-cell office:value-type="string" calcext:value-type="string">
            <text:p>FOQTEM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X1.cif</text:p>
          </table:table-cell>
          <table:table-cell office:value-type="float" office:value="697254" calcext:value-type="float">
            <text:p>697254</text:p>
          </table:table-cell>
          <table:table-cell office:value-type="string" calcext:value-type="string">
            <text:p>WOGYU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1.cif</text:p>
          </table:table-cell>
          <table:table-cell office:value-type="float" office:value="913184" calcext:value-type="float">
            <text:p>913184</text:p>
          </table:table-cell>
          <table:table-cell office:value-type="string" calcext:value-type="string">
            <text:p>REQX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2.cif</text:p>
          </table:table-cell>
          <table:table-cell office:value-type="float" office:value="1004030" calcext:value-type="float">
            <text:p>1004030</text:p>
          </table:table-cell>
          <table:table-cell office:value-type="string" calcext:value-type="string">
            <text:p>RURZ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3.cif</text:p>
          </table:table-cell>
          <table:table-cell office:value-type="float" office:value="1475472" calcext:value-type="float">
            <text:p>1475472</text:p>
          </table:table-cell>
          <table:table-cell office:value-type="string" calcext:value-type="string">
            <text:p>EQEXIJ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4a.cif</text:p>
          </table:table-cell>
          <table:table-cell office:value-type="float" office:value="1475473" calcext:value-type="float">
            <text:p>1475473</text:p>
          </table:table-cell>
          <table:table-cell office:value-type="string" calcext:value-type="string">
            <text:p>EQEX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4b.cif</text:p>
          </table:table-cell>
          <table:table-cell office:value-type="float" office:value="1476345" calcext:value-type="float">
            <text:p>1476345</text:p>
          </table:table-cell>
          <table:table-cell office:value-type="string" calcext:value-type="string">
            <text:p>EQEXU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PJEZ.cif</text:p>
          </table:table-cell>
          <table:table-cell office:value-type="float" office:value="1008724" calcext:value-type="float">
            <text:p>1008724</text:p>
          </table:table-cell>
          <table:table-cell office:value-type="string" calcext:value-type="string">
            <text:p>DOPJEZ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PJID.cif</text:p>
          </table:table-cell>
          <table:table-cell office:value-type="float" office:value="1008723" calcext:value-type="float">
            <text:p>1008723</text:p>
          </table:table-cell>
          <table:table-cell office:value-type="string" calcext:value-type="string">
            <text:p>DOPJID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KUKUR.cif</text:p>
          </table:table-cell>
          <table:table-cell office:value-type="float" office:value="789520" calcext:value-type="float">
            <text:p>789520</text:p>
          </table:table-cell>
          <table:table-cell office:value-type="string" calcext:value-type="string">
            <text:p>EKUKU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ALAF.cif</text:p>
          </table:table-cell>
          <table:table-cell office:value-type="float" office:value="783008" calcext:value-type="float">
            <text:p>783008</text:p>
          </table:table-cell>
          <table:table-cell office:value-type="string" calcext:value-type="string">
            <text:p>ELALA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IRUR.cif</text:p>
          </table:table-cell>
          <table:table-cell office:value-type="float" office:value="809740" calcext:value-type="float">
            <text:p>809740</text:p>
          </table:table-cell>
          <table:table-cell office:value-type="string" calcext:value-type="string">
            <text:p>EPIRU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EMEU.cif</text:p>
          </table:table-cell>
          <table:table-cell office:value-type="float" office:value="1471615" calcext:value-type="float">
            <text:p>1471615</text:p>
          </table:table-cell>
          <table:table-cell office:value-type="string" calcext:value-type="string">
            <text:p>EQEMEU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EXIJ.cif</text:p>
          </table:table-cell>
          <table:table-cell office:value-type="float" office:value="1475472" calcext:value-type="float">
            <text:p>1475472</text:p>
          </table:table-cell>
          <table:table-cell office:value-type="string" calcext:value-type="string">
            <text:p>EQEXIJ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EXOP.cif</text:p>
          </table:table-cell>
          <table:table-cell office:value-type="float" office:value="1475473" calcext:value-type="float">
            <text:p>1475473</text:p>
          </table:table-cell>
          <table:table-cell office:value-type="string" calcext:value-type="string">
            <text:p>EQEX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EXUV.cif</text:p>
          </table:table-cell>
          <table:table-cell office:value-type="float" office:value="1476345" calcext:value-type="float">
            <text:p>1476345</text:p>
          </table:table-cell>
          <table:table-cell office:value-type="string" calcext:value-type="string">
            <text:p>EQEXU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SAC.cif</text:p>
          </table:table-cell>
          <table:table-cell office:value-type="float" office:value="821249" calcext:value-type="float">
            <text:p>821249</text:p>
          </table:table-cell>
          <table:table-cell office:value-type="string" calcext:value-type="string">
            <text:p>EXESA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C1.cif</text:p>
          </table:table-cell>
          <table:table-cell office:value-type="float" office:value="1471615" calcext:value-type="float">
            <text:p>1471615</text:p>
          </table:table-cell>
          <table:table-cell office:value-type="string" calcext:value-type="string">
            <text:p>EQEMEU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QXAC.cif</text:p>
          </table:table-cell>
          <table:table-cell office:value-type="float" office:value="904717" calcext:value-type="float">
            <text:p>904717</text:p>
          </table:table-cell>
          <table:table-cell office:value-type="string" calcext:value-type="string">
            <text:p>FEQXA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FTAR.cif</text:p>
          </table:table-cell>
          <table:table-cell office:value-type="float" office:value="955292" calcext:value-type="float">
            <text:p>955292</text:p>
          </table:table-cell>
          <table:table-cell office:value-type="string" calcext:value-type="string">
            <text:p>FIFT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FTEV.cif</text:p>
          </table:table-cell>
          <table:table-cell office:value-type="float" office:value="955293" calcext:value-type="float">
            <text:p>955293</text:p>
          </table:table-cell>
          <table:table-cell office:value-type="string" calcext:value-type="string">
            <text:p>FIFTE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FTIZ.cif</text:p>
          </table:table-cell>
          <table:table-cell office:value-type="float" office:value="955294" calcext:value-type="float">
            <text:p>955294</text:p>
          </table:table-cell>
          <table:table-cell office:value-type="string" calcext:value-type="string">
            <text:p>FIFTI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FTOF.cif</text:p>
          </table:table-cell>
          <table:table-cell office:value-type="float" office:value="955295" calcext:value-type="float">
            <text:p>955295</text:p>
          </table:table-cell>
          <table:table-cell office:value-type="string" calcext:value-type="string">
            <text:p>FIFTO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QTEM.cif</text:p>
          </table:table-cell>
          <table:table-cell office:value-type="float" office:value="1027975" calcext:value-type="float">
            <text:p>1027975</text:p>
          </table:table-cell>
          <table:table-cell office:value-type="string" calcext:value-type="string">
            <text:p>FOQTEM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QTOW.cif</text:p>
          </table:table-cell>
          <table:table-cell office:value-type="float" office:value="1027976" calcext:value-type="float">
            <text:p>1027976</text:p>
          </table:table-cell>
          <table:table-cell office:value-type="string" calcext:value-type="string">
            <text:p>FOQTOW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YHEN.cif</text:p>
          </table:table-cell>
          <table:table-cell office:value-type="float" office:value="760652" calcext:value-type="float">
            <text:p>760652</text:p>
          </table:table-cell>
          <table:table-cell office:value-type="string" calcext:value-type="string">
            <text:p>FUYH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NDAC.cif</text:p>
          </table:table-cell>
          <table:table-cell office:value-type="float" office:value="867149" calcext:value-type="float">
            <text:p>867149</text:p>
          </table:table-cell>
          <table:table-cell office:value-type="string" calcext:value-type="string">
            <text:p>GANDA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NDUW.cif</text:p>
          </table:table-cell>
          <table:table-cell office:value-type="float" office:value="867152" calcext:value-type="float">
            <text:p>867152</text:p>
          </table:table-cell>
          <table:table-cell office:value-type="string" calcext:value-type="string">
            <text:p>GANDU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C1.cif</text:p>
          </table:table-cell>
          <table:table-cell office:value-type="float" office:value="909668" calcext:value-type="float">
            <text:p>909668</text:p>
          </table:table-cell>
          <table:table-cell office:value-type="string" calcext:value-type="string">
            <text:p>REYM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MCIB.cif</text:p>
          </table:table-cell>
          <table:table-cell office:value-type="float" office:value="717929" calcext:value-type="float">
            <text:p>717929</text:p>
          </table:table-cell>
          <table:table-cell office:value-type="string" calcext:value-type="string">
            <text:p>GUMCI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C1.cif</text:p>
          </table:table-cell>
          <table:table-cell office:value-type="float" office:value="848479" calcext:value-type="float">
            <text:p>848479</text:p>
          </table:table-cell>
          <table:table-cell office:value-type="string" calcext:value-type="string">
            <text:p>MAVVA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3.cif</text:p>
          </table:table-cell>
          <table:table-cell office:value-type="float" office:value="745246" calcext:value-type="float">
            <text:p>745246</text:p>
          </table:table-cell>
          <table:table-cell office:value-type="string" calcext:value-type="string">
            <text:p>AJOJA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5.cif</text:p>
          </table:table-cell>
          <table:table-cell office:value-type="float" office:value="1008723" calcext:value-type="float">
            <text:p>1008723</text:p>
          </table:table-cell>
          <table:table-cell office:value-type="string" calcext:value-type="string">
            <text:p>DOPJID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OLUM.cif</text:p>
          </table:table-cell>
          <table:table-cell office:value-type="float" office:value="954664" calcext:value-type="float">
            <text:p>954664</text:p>
          </table:table-cell>
          <table:table-cell office:value-type="string" calcext:value-type="string">
            <text:p>IFOL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YEMAC00.cif</text:p>
          </table:table-cell>
          <table:table-cell office:value-type="float" office:value="1481844" calcext:value-type="float">
            <text:p>1481844</text:p>
          </table:table-cell>
          <table:table-cell office:value-type="string" calcext:value-type="string">
            <text:p>IYEMA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YEMEG00.cif</text:p>
          </table:table-cell>
          <table:table-cell office:value-type="float" office:value="1481845" calcext:value-type="float">
            <text:p>1481845</text:p>
          </table:table-cell>
          <table:table-cell office:value-type="string" calcext:value-type="string">
            <text:p>IYEM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YEMIK00.cif</text:p>
          </table:table-cell>
          <table:table-cell office:value-type="float" office:value="1481846" calcext:value-type="float">
            <text:p>1481846</text:p>
          </table:table-cell>
          <table:table-cell office:value-type="string" calcext:value-type="string">
            <text:p>IYEMI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TJAS.cif</text:p>
          </table:table-cell>
          <table:table-cell office:value-type="float" office:value="862527" calcext:value-type="float">
            <text:p>862527</text:p>
          </table:table-cell>
          <table:table-cell office:value-type="string" calcext:value-type="string">
            <text:p>KATJ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TJEW.cif</text:p>
          </table:table-cell>
          <table:table-cell office:value-type="float" office:value="862528" calcext:value-type="float">
            <text:p>862528</text:p>
          </table:table-cell>
          <table:table-cell office:value-type="string" calcext:value-type="string">
            <text:p>KATJE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1.cif</text:p>
          </table:table-cell>
          <table:table-cell office:value-type="float" office:value="845166" calcext:value-type="float">
            <text:p>845166</text:p>
          </table:table-cell>
          <table:table-cell office:value-type="string" calcext:value-type="string">
            <text:p>SARNU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JNUL.cif</text:p>
          </table:table-cell>
          <table:table-cell office:value-type="float" office:value="876253" calcext:value-type="float">
            <text:p>876253</text:p>
          </table:table-cell>
          <table:table-cell office:value-type="string" calcext:value-type="string">
            <text:p>LEJNU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JPAT01.cif</text:p>
          </table:table-cell>
          <table:table-cell office:value-type="float" office:value="876255" calcext:value-type="float">
            <text:p>876255</text:p>
          </table:table-cell>
          <table:table-cell office:value-type="string" calcext:value-type="string">
            <text:p>LEJPAT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JPAT.cif</text:p>
          </table:table-cell>
          <table:table-cell office:value-type="float" office:value="876254" calcext:value-type="float">
            <text:p>876254</text:p>
          </table:table-cell>
          <table:table-cell office:value-type="string" calcext:value-type="string">
            <text:p>LEJP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JPIB.cif</text:p>
          </table:table-cell>
          <table:table-cell office:value-type="float" office:value="876256" calcext:value-type="float">
            <text:p>876256</text:p>
          </table:table-cell>
          <table:table-cell office:value-type="string" calcext:value-type="string">
            <text:p>LEJPI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DFEQ.cif</text:p>
          </table:table-cell>
          <table:table-cell office:value-type="float" office:value="650286" calcext:value-type="float">
            <text:p>650286</text:p>
          </table:table-cell>
          <table:table-cell office:value-type="string" calcext:value-type="string">
            <text:p>LODFEQ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JMIH.cif</text:p>
          </table:table-cell>
          <table:table-cell office:value-type="float" office:value="680551" calcext:value-type="float">
            <text:p>680551</text:p>
          </table:table-cell>
          <table:table-cell office:value-type="string" calcext:value-type="string">
            <text:p>LOJMIH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VVAI.cif</text:p>
          </table:table-cell>
          <table:table-cell office:value-type="float" office:value="848479" calcext:value-type="float">
            <text:p>848479</text:p>
          </table:table-cell>
          <table:table-cell office:value-type="string" calcext:value-type="string">
            <text:p>MAVVA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1.cif</text:p>
          </table:table-cell>
          <table:table-cell office:value-type="float" office:value="789520" calcext:value-type="float">
            <text:p>789520</text:p>
          </table:table-cell>
          <table:table-cell office:value-type="string" calcext:value-type="string">
            <text:p>EKUKU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2.cif</text:p>
          </table:table-cell>
          <table:table-cell office:value-type="float" office:value="847448" calcext:value-type="float">
            <text:p>847448</text:p>
          </table:table-cell>
          <table:table-cell office:value-type="string" calcext:value-type="string">
            <text:p>TATV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3.cif</text:p>
          </table:table-cell>
          <table:table-cell office:value-type="float" office:value="860485" calcext:value-type="float">
            <text:p>860485</text:p>
          </table:table-cell>
          <table:table-cell office:value-type="string" calcext:value-type="string">
            <text:p>SATJAA</text:p>
          </table:table-cell>
          <table:table-cell table:number-columns-repeated="7"/>
          <table:table-cell office:value-type="string" calcext:value-type="string">
            <text:p>LELJES</text:p>
          </table:table-cell>
        </table:table-row>
        <table:table-row table:style-name="ro1">
          <table:table-cell office:value-type="string" calcext:value-type="string">
            <text:p>MC4.cif</text:p>
          </table:table-cell>
          <table:table-cell office:value-type="float" office:value="860486" calcext:value-type="float">
            <text:p>860486</text:p>
          </table:table-cell>
          <table:table-cell office:value-type="string" calcext:value-type="string">
            <text:p>SATJEE</text:p>
          </table:table-cell>
          <table:table-cell table:number-columns-repeated="7"/>
          <table:table-cell office:value-type="string" calcext:value-type="string">
            <text:p>GUMCIB</text:p>
          </table:table-cell>
        </table:table-row>
        <table:table-row table:style-name="ro1">
          <table:table-cell office:value-type="string" calcext:value-type="string">
            <text:p>MC5.cif</text:p>
          </table:table-cell>
          <table:table-cell office:value-type="float" office:value="904717" calcext:value-type="float">
            <text:p>904717</text:p>
          </table:table-cell>
          <table:table-cell office:value-type="string" calcext:value-type="string">
            <text:p>FEQXAC</text:p>
          </table:table-cell>
          <table:table-cell table:number-columns-repeated="7"/>
          <table:table-cell office:value-type="string" calcext:value-type="string">
            <text:p>OJITOR</text:p>
          </table:table-cell>
        </table:table-row>
        <table:table-row table:style-name="ro1">
          <table:table-cell office:value-type="string" calcext:value-type="string">
            <text:p>MC6_cat.cif</text:p>
          </table:table-cell>
          <table:table-cell office:value-type="float" office:value="980837" calcext:value-type="float">
            <text:p>980837</text:p>
          </table:table-cell>
          <table:table-cell office:value-type="string" calcext:value-type="string">
            <text:p>HIWHOM</text:p>
          </table:table-cell>
          <table:table-cell table:number-columns-repeated="7"/>
          <table:table-cell office:value-type="string" calcext:value-type="string">
            <text:p>LODFEQ</text:p>
          </table:table-cell>
        </table:table-row>
        <table:table-row table:style-name="ro1">
          <table:table-cell office:value-type="string" calcext:value-type="string">
            <text:p>MC6.cif</text:p>
          </table:table-cell>
          <table:table-cell office:value-type="float" office:value="948612" calcext:value-type="float">
            <text:p>948612</text:p>
          </table:table-cell>
          <table:table-cell office:value-type="string" calcext:value-type="string">
            <text:p>ZIRCIO</text:p>
          </table:table-cell>
          <table:table-cell table:number-columns-repeated="7"/>
          <table:table-cell office:value-type="string" calcext:value-type="string">
            <text:p>LOJMIH</text:p>
          </table:table-cell>
        </table:table-row>
        <table:table-row table:style-name="ro1">
          <table:table-cell office:value-type="string" calcext:value-type="string">
            <text:p>MESTUA.cif</text:p>
          </table:table-cell>
          <table:table-cell office:value-type="float" office:value="279300" calcext:value-type="float">
            <text:p>279300</text:p>
          </table:table-cell>
          <table:table-cell office:value-type="string" calcext:value-type="string">
            <text:p>MESTUA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UJEPAB</text:p>
          </table:table-cell>
        </table:table-row>
        <table:table-row table:style-name="ro1">
          <table:table-cell office:value-type="string" calcext:value-type="string">
            <text:p>MOTWUP01.cif</text:p>
          </table:table-cell>
          <table:table-cell office:value-type="float" office:value="979933" calcext:value-type="float">
            <text:p>979933</text:p>
          </table:table-cell>
          <table:table-cell office:value-type="string" calcext:value-type="string">
            <text:p>MOTWUP01</text:p>
          </table:table-cell>
          <table:table-cell table:number-columns-repeated="7"/>
          <table:table-cell office:value-type="string" calcext:value-type="string">
            <text:p>UJEPEF</text:p>
          </table:table-cell>
        </table:table-row>
        <table:table-row table:style-name="ro1">
          <table:table-cell office:value-type="string" calcext:value-type="string">
            <text:p>MOTWUP02.cif</text:p>
          </table:table-cell>
          <table:table-cell office:value-type="float" office:value="979934" calcext:value-type="float">
            <text:p>979934</text:p>
          </table:table-cell>
          <table:table-cell office:value-type="string" calcext:value-type="string">
            <text:p>MOTWUP02</text:p>
          </table:table-cell>
          <table:table-cell table:number-columns-repeated="7"/>
          <table:table-cell office:value-type="string" calcext:value-type="string">
            <text:p>AJOHUD</text:p>
          </table:table-cell>
        </table:table-row>
        <table:table-row table:style-name="ro1">
          <table:table-cell office:value-type="string" calcext:value-type="string">
            <text:p>MOTWUP03.cif</text:p>
          </table:table-cell>
          <table:table-cell office:value-type="float" office:value="979935" calcext:value-type="float">
            <text:p>979935</text:p>
          </table:table-cell>
          <table:table-cell office:value-type="string" calcext:value-type="string">
            <text:p>MOTWUP03</text:p>
          </table:table-cell>
          <table:table-cell table:number-columns-repeated="7"/>
          <table:table-cell office:value-type="string" calcext:value-type="string">
            <text:p>AJOJAL</text:p>
          </table:table-cell>
        </table:table-row>
        <table:table-row table:style-name="ro1">
          <table:table-cell office:value-type="string" calcext:value-type="string">
            <text:p>MOTWUP04.cif</text:p>
          </table:table-cell>
          <table:table-cell office:value-type="float" office:value="979936" calcext:value-type="float">
            <text:p>979936</text:p>
          </table:table-cell>
          <table:table-cell office:value-type="string" calcext:value-type="string">
            <text:p>MOTWUP04</text:p>
          </table:table-cell>
          <table:table-cell table:number-columns-repeated="7"/>
          <table:table-cell office:value-type="string" calcext:value-type="string">
            <text:p>BATVUP</text:p>
          </table:table-cell>
        </table:table-row>
        <table:table-row table:style-name="ro1">
          <table:table-cell office:value-type="string" calcext:value-type="string">
            <text:p>MOTWUP.cif</text:p>
          </table:table-cell>
          <table:table-cell office:value-type="float" office:value="979932" calcext:value-type="float">
            <text:p>979932</text:p>
          </table:table-cell>
          <table:table-cell office:value-type="string" calcext:value-type="string">
            <text:p>MOTWUP</text:p>
          </table:table-cell>
          <table:table-cell table:number-columns-repeated="7"/>
          <table:table-cell office:value-type="string" calcext:value-type="string">
            <text:p>BATVUP</text:p>
          </table:table-cell>
        </table:table-row>
        <table:table-row table:style-name="ro1">
          <table:table-cell office:value-type="string" calcext:value-type="string">
            <text:p>MOVBAC.cif</text:p>
          </table:table-cell>
          <table:table-cell office:value-type="float" office:value="979940" calcext:value-type="float">
            <text:p>979940</text:p>
          </table:table-cell>
          <table:table-cell office:value-type="string" calcext:value-type="string">
            <text:p>MOVBAC</text:p>
          </table:table-cell>
          <table:table-cell table:number-columns-repeated="7"/>
          <table:table-cell office:value-type="string" calcext:value-type="string">
            <text:p>VOFRIT</text:p>
          </table:table-cell>
        </table:table-row>
        <table:table-row table:style-name="ro1">
          <table:table-cell office:value-type="string" calcext:value-type="string">
            <text:p>NC1.cif</text:p>
          </table:table-cell>
          <table:table-cell office:value-type="float" office:value="279300" calcext:value-type="float">
            <text:p>279300</text:p>
          </table:table-cell>
          <table:table-cell office:value-type="string" calcext:value-type="string">
            <text:p>MESTUA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NUNRIX</text:p>
          </table:table-cell>
        </table:table-row>
        <table:table-row table:style-name="ro1">
          <table:table-cell office:value-type="string" calcext:value-type="string">
            <text:p>NC2.cif</text:p>
          </table:table-cell>
          <table:table-cell office:value-type="float" office:value="717929" calcext:value-type="float">
            <text:p>717929</text:p>
          </table:table-cell>
          <table:table-cell office:value-type="string" calcext:value-type="string">
            <text:p>GUMCI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OJITOR</text:p>
          </table:table-cell>
        </table:table-row>
        <table:table-row table:style-name="ro1">
          <table:table-cell office:value-type="string" calcext:value-type="string">
            <text:p>NOVNAP.cif</text:p>
          </table:table-cell>
          <table:table-cell office:value-type="float" office:value="935198" calcext:value-type="float">
            <text:p>935198</text:p>
          </table:table-cell>
          <table:table-cell office:value-type="string" calcext:value-type="string">
            <text:p>NOVNA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OJITOR</text:p>
          </table:table-cell>
        </table:table-row>
        <table:table-row table:style-name="ro1">
          <table:table-cell office:value-type="string" calcext:value-type="string">
            <text:p>NUNRIX.cif</text:p>
          </table:table-cell>
          <table:table-cell office:value-type="float" office:value="131990" calcext:value-type="float">
            <text:p>131990</text:p>
          </table:table-cell>
          <table:table-cell office:value-type="string" calcext:value-type="string">
            <text:p>NUNRIX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NOVNAP</text:p>
          </table:table-cell>
        </table:table-row>
        <table:table-row table:style-name="ro1">
          <table:table-cell office:value-type="string" calcext:value-type="string">
            <text:p>old_CD2.cif</text:p>
          </table:table-cell>
          <table:table-cell office:value-type="float" office:value="1021396" calcext:value-type="float">
            <text:p>1021396</text:p>
          </table:table-cell>
          <table:table-cell office:value-type="string" calcext:value-type="string">
            <text:p>DUCMU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FOQTOW</text:p>
          </table:table-cell>
        </table:table-row>
        <table:table-row table:style-name="ro1">
          <table:table-cell office:value-type="string" calcext:value-type="string">
            <text:p>ORAVOU.cif</text:p>
          </table:table-cell>
          <table:table-cell office:value-type="float" office:value="1477553" calcext:value-type="float">
            <text:p>1477553</text:p>
          </table:table-cell>
          <table:table-cell office:value-type="string" calcext:value-type="string">
            <text:p>ORAVOU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FOQTEM</text:p>
          </table:table-cell>
        </table:table-row>
        <table:table-row table:style-name="ro1">
          <table:table-cell office:value-type="string" calcext:value-type="string">
            <text:p>OVENEK.cif</text:p>
          </table:table-cell>
          <table:table-cell office:value-type="float" office:value="1452673" calcext:value-type="float">
            <text:p>1452673</text:p>
          </table:table-cell>
          <table:table-cell office:value-type="string" calcext:value-type="string">
            <text:p>OVENEK</text:p>
          </table:table-cell>
          <table:table-cell table:number-columns-repeated="7"/>
          <table:table-cell office:value-type="string" calcext:value-type="string">
            <text:p>WOGYUN</text:p>
          </table:table-cell>
        </table:table-row>
        <table:table-row table:style-name="ro1">
          <table:table-cell office:value-type="string" calcext:value-type="string">
            <text:p>OVENIO.cif</text:p>
          </table:table-cell>
          <table:table-cell office:value-type="float" office:value="1452674" calcext:value-type="float">
            <text:p>1452674</text:p>
          </table:table-cell>
          <table:table-cell office:value-type="string" calcext:value-type="string">
            <text:p>OVENIO</text:p>
          </table:table-cell>
          <table:table-cell table:number-columns-repeated="7"/>
          <table:table-cell office:value-type="string" calcext:value-type="string">
            <text:p>DOPJEZ</text:p>
          </table:table-cell>
        </table:table-row>
        <table:table-row table:style-name="ro1">
          <table:table-cell office:value-type="string" calcext:value-type="string">
            <text:p>OVENOU.cif</text:p>
          </table:table-cell>
          <table:table-cell office:value-type="float" office:value="1452672" calcext:value-type="float">
            <text:p>1452672</text:p>
          </table:table-cell>
          <table:table-cell office:value-type="string" calcext:value-type="string">
            <text:p>OVENOU</text:p>
          </table:table-cell>
          <table:table-cell table:number-columns-repeated="7"/>
          <table:table-cell office:value-type="string" calcext:value-type="string">
            <text:p>DOPJID</text:p>
          </table:table-cell>
        </table:table-row>
        <table:table-row table:style-name="ro1">
          <table:table-cell office:value-type="string" calcext:value-type="string">
            <text:p>OZECAY03.cif</text:p>
          </table:table-cell>
          <table:table-cell office:value-type="float" office:value="991218" calcext:value-type="float">
            <text:p>991218</text:p>
          </table:table-cell>
          <table:table-cell office:value-type="string" calcext:value-type="string">
            <text:p>OZECAY03</text:p>
          </table:table-cell>
          <table:table-cell office:value-type="string" calcext:value-type="string">
            <text:p>OZECAY04</text:p>
          </table:table-cell>
          <table:table-cell table:number-columns-repeated="6"/>
          <table:table-cell office:value-type="string" calcext:value-type="string">
            <text:p>EQEMEU</text:p>
          </table:table-cell>
        </table:table-row>
        <table:table-row table:style-name="ro1">
          <table:table-cell office:value-type="string" calcext:value-type="string">
            <text:p>OZECAY.cif</text:p>
          </table:table-cell>
          <table:table-cell office:value-type="float" office:value="819686" calcext:value-type="float">
            <text:p>819686</text:p>
          </table:table-cell>
          <table:table-cell office:value-type="string" calcext:value-type="string">
            <text:p>OZECAY</text:p>
          </table:table-cell>
          <table:table-cell table:number-columns-repeated="7"/>
          <table:table-cell office:value-type="string" calcext:value-type="string">
            <text:p>EQEMEU</text:p>
          </table:table-cell>
        </table:table-row>
        <table:table-row table:style-name="ro1">
          <table:table-cell office:value-type="string" calcext:value-type="string">
            <text:p>PB1.cif</text:p>
          </table:table-cell>
          <table:table-cell office:value-type="float" office:value="1405313" calcext:value-type="float">
            <text:p>1405313</text:p>
          </table:table-cell>
          <table:table-cell office:value-type="string" calcext:value-type="string">
            <text:p>QUFYIB</text:p>
          </table:table-cell>
          <table:table-cell table:number-columns-repeated="7"/>
          <table:table-cell office:value-type="string" calcext:value-type="string">
            <text:p>FOQTEM</text:p>
          </table:table-cell>
        </table:table-row>
        <table:table-row table:style-name="ro1">
          <table:table-cell office:value-type="string" calcext:value-type="string">
            <text:p>PB2.cif</text:p>
          </table:table-cell>
          <table:table-cell office:value-type="float" office:value="1405314" calcext:value-type="float">
            <text:p>1405314</text:p>
          </table:table-cell>
          <table:table-cell office:value-type="string" calcext:value-type="string">
            <text:p>QUFYOH</text:p>
          </table:table-cell>
          <table:table-cell table:number-columns-repeated="7"/>
          <table:table-cell office:value-type="string" calcext:value-type="string">
            <text:p>FOQTOW</text:p>
          </table:table-cell>
        </table:table-row>
        <table:table-row table:style-name="ro1">
          <table:table-cell office:value-type="string" calcext:value-type="string">
            <text:p>PC1.cif</text:p>
          </table:table-cell>
          <table:table-cell office:value-type="float" office:value="1477553" calcext:value-type="float">
            <text:p>1477553</text:p>
          </table:table-cell>
          <table:table-cell office:value-type="string" calcext:value-type="string">
            <text:p>ORAVOU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GUMCIB</text:p>
          </table:table-cell>
        </table:table-row>
        <table:table-row table:style-name="ro1">
          <table:table-cell office:value-type="string" calcext:value-type="string">
            <text:p>PUDWUH.cif</text:p>
          </table:table-cell>
          <table:table-cell office:value-type="float" office:value="720848" calcext:value-type="float">
            <text:p>720848</text:p>
          </table:table-cell>
          <table:table-cell office:value-type="string" calcext:value-type="string">
            <text:p>PUDWUH</text:p>
          </table:table-cell>
          <table:table-cell office:value-type="string" calcext:value-type="string">
            <text:p>PUDWUH02</text:p>
          </table:table-cell>
          <table:table-cell table:number-columns-repeated="6"/>
          <table:table-cell office:value-type="string" calcext:value-type="string">
            <text:p>AJOJAL</text:p>
          </table:table-cell>
        </table:table-row>
        <table:table-row table:style-name="ro1">
          <table:table-cell office:value-type="string" calcext:value-type="string">
            <text:p>PUDXAO.cif</text:p>
          </table:table-cell>
          <table:table-cell office:value-type="float" office:value="720849" calcext:value-type="float">
            <text:p>720849</text:p>
          </table:table-cell>
          <table:table-cell office:value-type="string" calcext:value-type="string">
            <text:p>PUDXAO</text:p>
          </table:table-cell>
          <table:table-cell table:number-columns-repeated="7"/>
          <table:table-cell office:value-type="string" calcext:value-type="string">
            <text:p>DOPJID</text:p>
          </table:table-cell>
        </table:table-row>
        <table:table-row table:style-name="ro1">
          <table:table-cell office:value-type="string" calcext:value-type="string">
            <text:p>PUDXES02.cif</text:p>
          </table:table-cell>
          <table:table-cell office:value-type="float" office:value="991216" calcext:value-type="float">
            <text:p>991216</text:p>
          </table:table-cell>
          <table:table-cell office:value-type="string" calcext:value-type="string">
            <text:p>PUDXES02</text:p>
          </table:table-cell>
          <table:table-cell table:number-columns-repeated="7"/>
          <table:table-cell office:value-type="string" calcext:value-type="string">
            <text:p>LODFEQ</text:p>
          </table:table-cell>
        </table:table-row>
        <table:table-row table:style-name="ro1">
          <table:table-cell office:value-type="string" calcext:value-type="string">
            <text:p>PUDXES03.cif</text:p>
          </table:table-cell>
          <table:table-cell office:value-type="float" office:value="991217" calcext:value-type="float">
            <text:p>991217</text:p>
          </table:table-cell>
          <table:table-cell office:value-type="string" calcext:value-type="string">
            <text:p>PUDXES03</text:p>
          </table:table-cell>
          <table:table-cell table:number-columns-repeated="7"/>
          <table:table-cell office:value-type="string" calcext:value-type="string">
            <text:p>LOJMIH</text:p>
          </table:table-cell>
        </table:table-row>
        <table:table-row table:style-name="ro1">
          <table:table-cell office:value-type="string" calcext:value-type="string">
            <text:p>PUDXES04.cif</text:p>
          </table:table-cell>
          <table:table-cell office:value-type="float" office:value="979941" calcext:value-type="float">
            <text:p>979941</text:p>
          </table:table-cell>
          <table:table-cell office:value-type="string" calcext:value-type="string">
            <text:p>PUDXES04</text:p>
          </table:table-cell>
          <table:table-cell table:number-columns-repeated="7"/>
          <table:table-cell office:value-type="string" calcext:value-type="string">
            <text:p>MESTUA</text:p>
          </table:table-cell>
        </table:table-row>
        <table:table-row table:style-name="ro1">
          <table:table-cell office:value-type="string" calcext:value-type="string">
            <text:p>PUDXES.cif</text:p>
          </table:table-cell>
          <table:table-cell office:value-type="float" office:value="720850" calcext:value-type="float">
            <text:p>720850</text:p>
          </table:table-cell>
          <table:table-cell office:value-type="string" calcext:value-type="string">
            <text:p>PUDXES</text:p>
          </table:table-cell>
          <table:table-cell table:number-columns-repeated="7"/>
          <table:table-cell office:value-type="string" calcext:value-type="string">
            <text:p>MESTUA</text:p>
          </table:table-cell>
        </table:table-row>
        <table:table-row table:style-name="ro1">
          <table:table-cell office:value-type="string" calcext:value-type="string">
            <text:p>PUTREC.cif</text:p>
          </table:table-cell>
          <table:table-cell office:value-type="float" office:value="780527" calcext:value-type="float">
            <text:p>780527</text:p>
          </table:table-cell>
          <table:table-cell office:value-type="string" calcext:value-type="string">
            <text:p>PUTREC</text:p>
          </table:table-cell>
          <table:table-cell table:number-columns-repeated="7"/>
          <table:table-cell office:value-type="string" calcext:value-type="string">
            <text:p>GUMCIB</text:p>
          </table:table-cell>
        </table:table-row>
        <table:table-row table:style-name="ro1">
          <table:table-cell office:value-type="string" calcext:value-type="string">
            <text:p>QORVEA.cif</text:p>
          </table:table-cell>
          <table:table-cell office:value-type="float" office:value="988434" calcext:value-type="float">
            <text:p>988434</text:p>
          </table:table-cell>
          <table:table-cell office:value-type="string" calcext:value-type="string">
            <text:p>QORVEA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NOVNAP</text:p>
          </table:table-cell>
        </table:table-row>
        <table:table-row table:style-name="ro1">
          <table:table-cell office:value-type="string" calcext:value-type="string">
            <text:p>QORVIE.cif</text:p>
          </table:table-cell>
          <table:table-cell office:value-type="float" office:value="988435" calcext:value-type="float">
            <text:p>988435</text:p>
          </table:table-cell>
          <table:table-cell office:value-type="string" calcext:value-type="string">
            <text:p>QORVI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NUNRIX</text:p>
          </table:table-cell>
        </table:table-row>
        <table:table-row table:style-name="ro1">
          <table:table-cell office:value-type="string" calcext:value-type="string">
            <text:p>QORVOK.cif</text:p>
          </table:table-cell>
          <table:table-cell office:value-type="float" office:value="988436" calcext:value-type="float">
            <text:p>988436</text:p>
          </table:table-cell>
          <table:table-cell office:value-type="string" calcext:value-type="string">
            <text:p>QORVOK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DUCMUL</text:p>
          </table:table-cell>
        </table:table-row>
        <table:table-row table:style-name="ro1">
          <table:table-cell office:value-type="string" calcext:value-type="string">
            <text:p>QORVUQ.cif</text:p>
          </table:table-cell>
          <table:table-cell office:value-type="float" office:value="988437" calcext:value-type="float">
            <text:p>988437</text:p>
          </table:table-cell>
          <table:table-cell office:value-type="string" calcext:value-type="string">
            <text:p>QORVUQ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ORAVOU</text:p>
          </table:table-cell>
        </table:table-row>
        <table:table-row table:style-name="ro1">
          <table:table-cell office:value-type="string" calcext:value-type="string">
            <text:p>QORWAX.cif</text:p>
          </table:table-cell>
          <table:table-cell office:value-type="float" office:value="988438" calcext:value-type="float">
            <text:p>988438</text:p>
          </table:table-cell>
          <table:table-cell office:value-type="string" calcext:value-type="string">
            <text:p>QORWAX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ORAVOU</text:p>
          </table:table-cell>
        </table:table-row>
        <table:table-row table:style-name="ro1">
          <table:table-cell office:value-type="string" calcext:value-type="string">
            <text:p>QORWEB.cif</text:p>
          </table:table-cell>
          <table:table-cell office:value-type="float" office:value="988439" calcext:value-type="float">
            <text:p>988439</text:p>
          </table:table-cell>
          <table:table-cell office:value-type="string" calcext:value-type="string">
            <text:p>QORWE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QORVEA</text:p>
          </table:table-cell>
        </table:table-row>
        <table:table-row table:style-name="ro1">
          <table:table-cell office:value-type="string" calcext:value-type="string">
            <text:p>QORWIF.cif</text:p>
          </table:table-cell>
          <table:table-cell office:value-type="float" office:value="988440" calcext:value-type="float">
            <text:p>988440</text:p>
          </table:table-cell>
          <table:table-cell office:value-type="string" calcext:value-type="string">
            <text:p>QORWIF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QORVIE</text:p>
          </table:table-cell>
        </table:table-row>
        <table:table-row table:style-name="ro1">
          <table:table-cell office:value-type="string" calcext:value-type="string">
            <text:p>QORWOL.cif</text:p>
          </table:table-cell>
          <table:table-cell office:value-type="float" office:value="988441" calcext:value-type="float">
            <text:p>988441</text:p>
          </table:table-cell>
          <table:table-cell office:value-type="string" calcext:value-type="string">
            <text:p>QORWO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QORVOK</text:p>
          </table:table-cell>
        </table:table-row>
        <table:table-row table:style-name="ro1">
          <table:table-cell office:value-type="string" calcext:value-type="string">
            <text:p>QORWUR.cif</text:p>
          </table:table-cell>
          <table:table-cell office:value-type="float" office:value="988442" calcext:value-type="float">
            <text:p>988442</text:p>
          </table:table-cell>
          <table:table-cell office:value-type="string" calcext:value-type="string">
            <text:p>QORWU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QORVUQ</text:p>
          </table:table-cell>
        </table:table-row>
        <table:table-row table:style-name="ro1">
          <table:table-cell office:value-type="string" calcext:value-type="string">
            <text:p>QORXAY.cif</text:p>
          </table:table-cell>
          <table:table-cell office:value-type="float" office:value="988443" calcext:value-type="float">
            <text:p>988443</text:p>
          </table:table-cell>
          <table:table-cell office:value-type="string" calcext:value-type="string">
            <text:p>QORXA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QORWAX</text:p>
          </table:table-cell>
        </table:table-row>
        <table:table-row table:style-name="ro1">
          <table:table-cell office:value-type="string" calcext:value-type="string">
            <text:p>QUFYIB00.cif</text:p>
          </table:table-cell>
          <table:table-cell office:value-type="float" office:value="1405313" calcext:value-type="float">
            <text:p>1405313</text:p>
          </table:table-cell>
          <table:table-cell office:value-type="string" calcext:value-type="string">
            <text:p>QUFYIB</text:p>
          </table:table-cell>
          <table:table-cell table:number-columns-repeated="7"/>
          <table:table-cell office:value-type="string" calcext:value-type="string">
            <text:p>QORWEB</text:p>
          </table:table-cell>
        </table:table-row>
        <table:table-row table:style-name="ro1">
          <table:table-cell office:value-type="string" calcext:value-type="string">
            <text:p>QUFYOH00.cif</text:p>
          </table:table-cell>
          <table:table-cell office:value-type="float" office:value="1405314" calcext:value-type="float">
            <text:p>1405314</text:p>
          </table:table-cell>
          <table:table-cell office:value-type="string" calcext:value-type="string">
            <text:p>QUFYOH</text:p>
          </table:table-cell>
          <table:table-cell table:number-columns-repeated="7"/>
          <table:table-cell office:value-type="string" calcext:value-type="string">
            <text:p>QORWIF</text:p>
          </table:table-cell>
        </table:table-row>
        <table:table-row table:style-name="ro1">
          <table:table-cell office:value-type="string" calcext:value-type="string">
            <text:p>RCC1a.cif</text:p>
          </table:table-cell>
          <table:table-cell office:value-type="float" office:value="955292" calcext:value-type="float">
            <text:p>955292</text:p>
          </table:table-cell>
          <table:table-cell office:value-type="string" calcext:value-type="string">
            <text:p>FIFTAR</text:p>
          </table:table-cell>
          <table:table-cell table:number-columns-repeated="7"/>
          <table:table-cell office:value-type="string" calcext:value-type="string">
            <text:p>QORWOL</text:p>
          </table:table-cell>
        </table:table-row>
        <table:table-row table:style-name="ro1">
          <table:table-cell office:value-type="string" calcext:value-type="string">
            <text:p>RCC1b.cif</text:p>
          </table:table-cell>
          <table:table-cell office:value-type="float" office:value="955293" calcext:value-type="float">
            <text:p>955293</text:p>
          </table:table-cell>
          <table:table-cell office:value-type="string" calcext:value-type="string">
            <text:p>FIFTEV</text:p>
          </table:table-cell>
          <table:table-cell table:number-columns-repeated="7"/>
          <table:table-cell office:value-type="string" calcext:value-type="string">
            <text:p>QORWUR</text:p>
          </table:table-cell>
        </table:table-row>
        <table:table-row table:style-name="ro1">
          <table:table-cell office:value-type="string" calcext:value-type="string">
            <text:p>RCC1c.cif</text:p>
          </table:table-cell>
          <table:table-cell office:value-type="float" office:value="955294" calcext:value-type="float">
            <text:p>955294</text:p>
          </table:table-cell>
          <table:table-cell office:value-type="string" calcext:value-type="string">
            <text:p>FIFTIZ</text:p>
          </table:table-cell>
          <table:table-cell table:number-columns-repeated="7"/>
          <table:table-cell office:value-type="string" calcext:value-type="string">
            <text:p>QORXAY</text:p>
          </table:table-cell>
        </table:table-row>
        <table:table-row table:style-name="ro1">
          <table:table-cell office:value-type="string" calcext:value-type="string">
            <text:p>RCC1d.cif</text:p>
          </table:table-cell>
          <table:table-cell office:value-type="float" office:value="955295" calcext:value-type="float">
            <text:p>955295</text:p>
          </table:table-cell>
          <table:table-cell office:value-type="string" calcext:value-type="string">
            <text:p>FIFTOF</text:p>
          </table:table-cell>
          <table:table-cell table:number-columns-repeated="7"/>
          <table:table-cell office:value-type="string" calcext:value-type="string">
            <text:p>QORVEA</text:p>
          </table:table-cell>
        </table:table-row>
        <table:table-row table:style-name="ro1">
          <table:table-cell office:value-type="string" calcext:value-type="string">
            <text:p>RCC3a.cif</text:p>
          </table:table-cell>
          <table:table-cell office:value-type="float" office:value="1020551" calcext:value-type="float">
            <text:p>1020551</text:p>
          </table:table-cell>
          <table:table-cell office:value-type="string" calcext:value-type="string">
            <text:p>VOLZON</text:p>
          </table:table-cell>
          <table:table-cell table:number-columns-repeated="7"/>
          <table:table-cell office:value-type="string" calcext:value-type="string">
            <text:p>XOTJAT</text:p>
          </table:table-cell>
        </table:table-row>
        <table:table-row table:style-name="ro1">
          <table:table-cell office:value-type="string" calcext:value-type="string">
            <text:p>RCC3b.cif</text:p>
          </table:table-cell>
          <table:table-cell office:value-type="float" office:value="1020547" calcext:value-type="float">
            <text:p>1020547</text:p>
          </table:table-cell>
          <table:table-cell office:value-type="string" calcext:value-type="string">
            <text:p>VOMNUI</text:p>
          </table:table-cell>
          <table:table-cell table:number-columns-repeated="7"/>
          <table:table-cell office:value-type="string" calcext:value-type="string">
            <text:p>XOTHUL</text:p>
          </table:table-cell>
        </table:table-row>
        <table:table-row table:style-name="ro1">
          <table:table-cell office:value-type="string" calcext:value-type="string">
            <text:p>REQXES.cif</text:p>
          </table:table-cell>
          <table:table-cell office:value-type="float" office:value="913184" calcext:value-type="float">
            <text:p>913184</text:p>
          </table:table-cell>
          <table:table-cell office:value-type="string" calcext:value-type="string">
            <text:p>REQXES</text:p>
          </table:table-cell>
          <table:table-cell table:number-columns-repeated="7"/>
          <table:table-cell office:value-type="string" calcext:value-type="string">
            <text:p>UJEPAB</text:p>
          </table:table-cell>
        </table:table-row>
        <table:table-row table:style-name="ro1">
          <table:table-cell office:value-type="string" calcext:value-type="string">
            <text:p>REYMAL.cif</text:p>
          </table:table-cell>
          <table:table-cell office:value-type="float" office:value="909668" calcext:value-type="float">
            <text:p>909668</text:p>
          </table:table-cell>
          <table:table-cell office:value-type="string" calcext:value-type="string">
            <text:p>REYMAL</text:p>
          </table:table-cell>
          <table:table-cell table:number-columns-repeated="7"/>
          <table:table-cell office:value-type="string" calcext:value-type="string">
            <text:p>UJEPEF</text:p>
          </table:table-cell>
        </table:table-row>
        <table:table-row table:style-name="ro1">
          <table:table-cell office:value-type="string" calcext:value-type="string">
            <text:p>SARNUW.cif</text:p>
          </table:table-cell>
          <table:table-cell office:value-type="float" office:value="845166" calcext:value-type="float">
            <text:p>845166</text:p>
          </table:table-cell>
          <table:table-cell office:value-type="string" calcext:value-type="string">
            <text:p>SARNUW</text:p>
          </table:table-cell>
          <table:table-cell table:number-columns-repeated="7"/>
          <table:table-cell office:value-type="string" calcext:value-type="string">
            <text:p>UYUWAN</text:p>
          </table:table-cell>
        </table:table-row>
        <table:table-row table:style-name="ro1">
          <table:table-cell office:value-type="string" calcext:value-type="string">
            <text:p>SATJAA.cif</text:p>
          </table:table-cell>
          <table:table-cell office:value-type="float" office:value="860485" calcext:value-type="float">
            <text:p>860485</text:p>
          </table:table-cell>
          <table:table-cell office:value-type="string" calcext:value-type="string">
            <text:p>SATJAA</text:p>
          </table:table-cell>
          <table:table-cell table:number-columns-repeated="7"/>
          <table:table-cell office:value-type="string" calcext:value-type="string">
            <text:p>VOFRIT</text:p>
          </table:table-cell>
        </table:table-row>
        <table:table-row table:style-name="ro1">
          <table:table-cell office:value-type="string" calcext:value-type="string">
            <text:p>SATJEE.cif</text:p>
          </table:table-cell>
          <table:table-cell office:value-type="float" office:value="860486" calcext:value-type="float">
            <text:p>860486</text:p>
          </table:table-cell>
          <table:table-cell office:value-type="string" calcext:value-type="string">
            <text:p>SATJEE</text:p>
          </table:table-cell>
          <table:table-cell table:number-columns-repeated="7"/>
          <table:table-cell office:value-type="string" calcext:value-type="string">
            <text:p>WOGYUN</text:p>
          </table:table-cell>
        </table:table-row>
        <table:table-row table:style-name="ro1">
          <table:table-cell office:value-type="string" calcext:value-type="string">
            <text:p>SC1.cif</text:p>
          </table:table-cell>
          <table:table-cell office:value-type="float" office:value="988434" calcext:value-type="float">
            <text:p>988434</text:p>
          </table:table-cell>
          <table:table-cell office:value-type="string" calcext:value-type="string">
            <text:p>QORVEA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XOTHUL</text:p>
          </table:table-cell>
        </table:table-row>
        <table:table-row table:style-name="ro1">
          <table:table-cell office:value-type="string" calcext:value-type="string">
            <text:p>SC2c.cif</text:p>
          </table:table-cell>
          <table:table-cell office:value-type="float" office:value="1011901" calcext:value-type="float">
            <text:p>1011901</text:p>
          </table:table-cell>
          <table:table-cell office:value-type="string" calcext:value-type="string">
            <text:p>XOTJA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XOTJAT</text:p>
          </table:table-cell>
        </table:table-row>
        <table:table-row table:style-name="ro1">
          <table:table-cell office:value-type="string" calcext:value-type="string">
            <text:p>SC2.cif</text:p>
          </table:table-cell>
          <table:table-cell office:value-type="float" office:value="1011900" calcext:value-type="float">
            <text:p>1011900</text:p>
          </table:table-cell>
          <table:table-cell office:value-type="string" calcext:value-type="string">
            <text:p>XOTHU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UKHOD</text:p>
          </table:table-cell>
        </table:table-row>
        <table:table-row table:style-name="ro1">
          <table:table-cell office:value-type="string" calcext:value-type="string">
            <text:p>TATVER.cif</text:p>
          </table:table-cell>
          <table:table-cell office:value-type="float" office:value="847448" calcext:value-type="float">
            <text:p>847448</text:p>
          </table:table-cell>
          <table:table-cell office:value-type="string" calcext:value-type="string">
            <text:p>TATV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VWUY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JEPAB.cif</text:p>
          </table:table-cell>
          <table:table-cell office:value-type="float" office:value="661900" calcext:value-type="float">
            <text:p>661900</text:p>
          </table:table-cell>
          <table:table-cell office:value-type="string" calcext:value-type="string">
            <text:p>UJEPA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JEPEF.cif</text:p>
          </table:table-cell>
          <table:table-cell office:value-type="float" office:value="779155" calcext:value-type="float">
            <text:p>779155</text:p>
          </table:table-cell>
          <table:table-cell office:value-type="string" calcext:value-type="string">
            <text:p>UJEPEF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EVAR.cif</text:p>
          </table:table-cell>
          <table:table-cell office:value-type="float" office:value="793895" calcext:value-type="float">
            <text:p>793895</text:p>
          </table:table-cell>
          <table:table-cell office:value-type="string" calcext:value-type="string">
            <text:p>UTEV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TEVEV.cif</text:p>
          </table:table-cell>
          <table:table-cell office:value-type="float" office:value="793896" calcext:value-type="float">
            <text:p>793896</text:p>
          </table:table-cell>
          <table:table-cell office:value-type="string" calcext:value-type="string">
            <text:p>UTEVE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TEVIZ.cif</text:p>
          </table:table-cell>
          <table:table-cell office:value-type="float" office:value="793897" calcext:value-type="float">
            <text:p>793897</text:p>
          </table:table-cell>
          <table:table-cell office:value-type="string" calcext:value-type="string">
            <text:p>UTEVI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TEVOF.cif</text:p>
          </table:table-cell>
          <table:table-cell office:value-type="float" office:value="814042" calcext:value-type="float">
            <text:p>814042</text:p>
          </table:table-cell>
          <table:table-cell office:value-type="string" calcext:value-type="string">
            <text:p>UTEVO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YUWAN.cif</text:p>
          </table:table-cell>
          <table:table-cell office:value-type="float" office:value="777074" calcext:value-type="float">
            <text:p>777074</text:p>
          </table:table-cell>
          <table:table-cell office:value-type="string" calcext:value-type="string">
            <text:p>UYUWA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FRIT.cif</text:p>
          </table:table-cell>
          <table:table-cell office:value-type="float" office:value="947543" calcext:value-type="float">
            <text:p>947543</text:p>
          </table:table-cell>
          <table:table-cell office:value-type="string" calcext:value-type="string">
            <text:p>VOFRI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ZON.cif</text:p>
          </table:table-cell>
          <table:table-cell office:value-type="float" office:value="1020551" calcext:value-type="float">
            <text:p>1020551</text:p>
          </table:table-cell>
          <table:table-cell office:value-type="string" calcext:value-type="string">
            <text:p>VOLZ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MPAQ.cif</text:p>
          </table:table-cell>
          <table:table-cell office:value-type="float" office:value="1020548" calcext:value-type="float">
            <text:p>1020548</text:p>
          </table:table-cell>
          <table:table-cell office:value-type="string" calcext:value-type="string">
            <text:p>VOMPAQ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MPEU.cif</text:p>
          </table:table-cell>
          <table:table-cell office:value-type="float" office:value="1020549" calcext:value-type="float">
            <text:p>1020549</text:p>
          </table:table-cell>
          <table:table-cell office:value-type="string" calcext:value-type="string">
            <text:p>VOMPE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C1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C4.cif</text:p>
          </table:table-cell>
          <table:table-cell office:value-type="float" office:value="809740" calcext:value-type="float">
            <text:p>809740</text:p>
          </table:table-cell>
          <table:table-cell office:value-type="string" calcext:value-type="string">
            <text:p>EPIRU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GYUN.cif</text:p>
          </table:table-cell>
          <table:table-cell office:value-type="float" office:value="697254" calcext:value-type="float">
            <text:p>697254</text:p>
          </table:table-cell>
          <table:table-cell office:value-type="string" calcext:value-type="string">
            <text:p>WOGYU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OTHUL.cif</text:p>
          </table:table-cell>
          <table:table-cell office:value-type="float" office:value="1011900" calcext:value-type="float">
            <text:p>1011900</text:p>
          </table:table-cell>
          <table:table-cell office:value-type="string" calcext:value-type="string">
            <text:p>XOTHU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OTJAT.cif</text:p>
          </table:table-cell>
          <table:table-cell office:value-type="float" office:value="1011901" calcext:value-type="float">
            <text:p>1011901</text:p>
          </table:table-cell>
          <table:table-cell office:value-type="string" calcext:value-type="string">
            <text:p>XOTJA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HXOK.cif</text:p>
          </table:table-cell>
          <table:table-cell office:value-type="float" office:value="999558" calcext:value-type="float">
            <text:p>999558</text:p>
          </table:table-cell>
          <table:table-cell office:value-type="string" calcext:value-type="string">
            <text:p>YOHX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KHOD.cif</text:p>
          </table:table-cell>
          <table:table-cell office:value-type="float" office:value="1052133" calcext:value-type="float">
            <text:p>1052133</text:p>
          </table:table-cell>
          <table:table-cell office:value-type="string" calcext:value-type="string">
            <text:p>YUKHOD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1.cif</text:p>
          </table:table-cell>
          <table:table-cell office:value-type="float" office:value="780527" calcext:value-type="float">
            <text:p>780527</text:p>
          </table:table-cell>
          <table:table-cell office:value-type="string" calcext:value-type="string">
            <text:p>PUTR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C2.cif</text:p>
          </table:table-cell>
          <table:table-cell office:value-type="float" office:value="999558" calcext:value-type="float">
            <text:p>999558</text:p>
          </table:table-cell>
          <table:table-cell office:value-type="string" calcext:value-type="string">
            <text:p>YOHX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C40.cif</text:p>
          </table:table-cell>
          <table:table-cell office:value-type="float" office:value="196141" calcext:value-type="float">
            <text:p>196141</text:p>
          </table:table-cell>
          <table:table-cell office:value-type="string" calcext:value-type="string">
            <text:p>LUXVA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oVisInput.cif</text:p>
          </table:table-cell>
          <table:table-cell office:value-type="float" office:value="793896" calcext:value-type="float">
            <text:p>793896</text:p>
          </table:table-cell>
          <table:table-cell office:value-type="string" calcext:value-type="string">
            <text:p>UTEVE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RCIO.cif</text:p>
          </table:table-cell>
          <table:table-cell office:value-type="float" office:value="948612" calcext:value-type="float">
            <text:p>948612</text:p>
          </table:table-cell>
          <table:table-cell office:value-type="string" calcext:value-type="string">
            <text:p>ZIRC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YPUG.cif</text:p>
          </table:table-cell>
          <table:table-cell office:value-type="float" office:value="1445388" calcext:value-type="float">
            <text:p>1445388</text:p>
          </table:table-cell>
          <table:table-cell office:value-type="string" calcext:value-type="string">
            <text:p>ZUYPU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YQAN.cif</text:p>
          </table:table-cell>
          <table:table-cell office:value-type="float" office:value="1445389" calcext:value-type="float">
            <text:p>1445389</text:p>
          </table:table-cell>
          <table:table-cell office:value-type="string" calcext:value-type="string">
            <text:p>ZUYQ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C11ne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C12ne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3fix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2fix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C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C1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gaC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CC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CC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CC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C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g401171vsi002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g401171vsi002</text:p>
          </table:table-cell>
          <table:table-cell office:value-type="string" calcext:value-type="string">
            <text:p>(1)-m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509880vsi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5b02716si002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3:54:36.642247891</meta:creation-date>
    <dc:date>2019-05-30T14:31:21.854966912</dc:date>
    <meta:editing-duration>PT26M18S</meta:editing-duration>
    <meta:editing-cycles>15</meta:editing-cycles>
    <meta:generator>LibreOffice/6.0.7.3$Linux_X86_64 LibreOffice_project/00m0$Build-3</meta:generator>
    <meta:document-statistic meta:table-count="1" meta:cell-count="748" meta:object-count="0"/>
  </office:meta>
</office:document-meta>
</file>